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40000039E0449D1FB3988D3B3.png" manifest:media-type="image/png"/>
  <manifest:file-entry manifest:full-path="Pictures/100002010000004900000080DCF2D00AD75C2E57.png" manifest:media-type="image/png"/>
  <manifest:file-entry manifest:full-path="Pictures/100008040000078700000D4423D6F5910877703F.svg" manifest:media-type="image/svg+xml"/>
  <manifest:file-entry manifest:full-path="Pictures/10000201000001B0000001FEB2F3B058B663672D.png" manifest:media-type="image/png"/>
  <manifest:file-entry manifest:full-path="Pictures/1000020000000107000001828AD43F7A38A83D10.gif" manifest:media-type="image/gif"/>
  <manifest:file-entry manifest:full-path="Pictures/100002010000012C000000695A32E07366ABFB0E.png" manifest:media-type="image/png"/>
  <manifest:file-entry manifest:full-path="Pictures/10003207000010A6000010A67453B9094CF4430C.svg" manifest:media-type="image/svg+xml"/>
  <manifest:file-entry manifest:full-path="Pictures/10000201000003E0000001A124A82607980BC2CB.png" manifest:media-type="image/png"/>
  <manifest:file-entry manifest:full-path="Pictures/10000201000000A1000000A11D14B3F88F697EB9.png" manifest:media-type="image/png"/>
  <manifest:file-entry manifest:full-path="Pictures/10000201000003E0000000CADF47E2973086D189.png" manifest:media-type="image/png"/>
  <manifest:file-entry manifest:full-path="Pictures/100002000000023D000002291FCB1E892E183EB1.gif" manifest:media-type="image/gif"/>
  <manifest:file-entry manifest:full-path="Pictures/10003CF6000010A6000010A60F769D25CC6AEFA7.svg" manifest:media-type="image/svg+xml"/>
  <manifest:file-entry manifest:full-path="Pictures/100002010000031C000001E05305AE1466D8D653.png" manifest:media-type="image/png"/>
  <manifest:file-entry manifest:full-path="Pictures/1000020100000181000000D77B261253CC51CA80.png" manifest:media-type="image/png"/>
  <manifest:file-entry manifest:full-path="Pictures/1000020000000105000001004CC221342489E220.gif" manifest:media-type="image/gif"/>
  <manifest:file-entry manifest:full-path="Pictures/10000201000000A1000000A12A64B3CA01A17A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4.991cm" fo:min-width="5.055cm" fo:padding-top="0.175cm" fo:padding-bottom="0.175cm" fo:padding-left="0.3cm" fo:padding-right="0.3cm" fo:wrap-option="wrap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939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draw:auto-grow-height="true" fo:min-height="3.93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style:font-size-asian="18pt"/>
    </style:style>
    <style:style style:name="P10" style:family="paragraph">
      <loext:graphic-properties draw:fill="none"/>
      <style:paragraph-properties fo:text-align="start"/>
      <style:text-properties style:font-size-asian="18pt"/>
    </style:style>
    <style:style style:name="P11" style:family="paragraph">
      <loext:graphic-properties draw:fill="solid" draw:fill-color="#ffffff"/>
      <style:paragraph-properties fo:text-align="start"/>
      <style:text-properties style:font-size-asian="18pt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7.6cm" svg:height="2.161cm" svg:x="0.6cm" svg:y="0.532cm" presentation:class="title" presentation:user-transformed="true">
          <draw:text-box>
            <text:p text:style-name="P1"><text:span text:style-name="T1">キッズプログラミング教室 </text:span><text:span text:style-name="T1">Gramin</text:span><text:span text:style-name="T1">（ぐらみん）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ジャンプするゲームを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939cm" svg:x="0.2cm" svg:y="1.678cm" presentation:class="title" presentation:user-transformed="true">
          <draw:text-box>
            <text:p><text:span text:style-name="T3">ジャンプするゲーム</text:span><text:span text:style-name="T3"><text:line-break/></text:span><text:span text:style-name="T3">〜コウモリのブロック〜</text:span></text:p>
          </draw:text-box>
        </draw:frame>
        <draw:frame draw:style-name="gr3" draw:text-style-name="P7" draw:layer="layout" svg:width="14.939cm" svg:height="14.417cm" svg:x="7.2cm" svg:y="6.152cm">
          <draw:image xlink:href="Pictures/100002000000023D000002291FCB1E892E183EB1.gif" xlink:type="simple" xlink:show="embed" xlink:actuate="onLoad">
            <text:p/>
          </draw:image>
        </draw:frame>
        <draw:custom-shape draw:style-name="gr4" draw:text-style-name="P8" draw:layer="layout" svg:width="5.8cm" svg:height="4cm" svg:x="0.9cm" svg:y="6.4cm">
          <text:p text:style-name="P1">これはスペースキーがおされたときにジャンプするブロック</text:p>
          <draw:enhanced-geometry svg:viewBox="0 0 21600 21600" draw:text-areas="800 800 20800 20800" draw:type="round-rectangular-callout" draw:modifiers="21328.1847957249 27711.2721819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8cm" svg:height="4cm" svg:x="0.901cm" svg:y="13.367cm">
          <text:p text:style-name="P1">これは得点が５になったときにしたいこと</text:p>
          <draw:enhanced-geometry svg:viewBox="0 0 21600 21600" draw:text-areas="800 800 20800 20800" draw:type="round-rectangular-callout" draw:modifiers="21328.1847957249 27711.2721819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8cm" svg:height="4cm" svg:x="21.401cm" svg:y="6.167cm">
          <text:p text:style-name="P1">これは恐竜に当たったときにHPをへらすブロック</text:p>
          <draw:enhanced-geometry svg:viewBox="0 0 21600 21600" draw:text-areas="800 800 20800 20800" draw:type="round-rectangular-callout" draw:modifiers="-3179.86554042406 16006.9982504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5.061cm" svg:height="5.061cm" svg:x="22.139cm" svg:y="14.6cm">
          <draw:image xlink:href="Pictures/10003CF6000010A6000010A60F769D25CC6AEFA7.svg" xlink:type="simple" xlink:show="embed" xlink:actuate="onLoad">
            <text:p/>
          </draw:image>
          <draw:image xlink:href="Pictures/10000201000000A1000000A11D14B3F88F697EB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939cm" svg:x="0.2cm" svg:y="1.678cm" presentation:class="title" presentation:user-transformed="true">
          <draw:text-box>
            <text:p><text:span text:style-name="T3">ジャンプするゲーム</text:span><text:span text:style-name="T3"><text:line-break/></text:span><text:span text:style-name="T3">〜恐竜のブロック〜</text:span></text:p>
          </draw:text-box>
        </draw:frame>
        <draw:custom-shape draw:style-name="gr5" draw:text-style-name="P10" draw:layer="layout" svg:width="5.8cm" svg:height="3.4cm" svg:x="1.6cm" svg:y="6.4cm">
          <text:p text:style-name="P1"><text:span text:style-name="T4">これははじめの場所をきめるブロック</text:span></text:p>
          <draw:enhanced-geometry svg:viewBox="0 0 21600 21600" draw:text-areas="800 800 20800 20800" draw:type="round-rectangular-callout" draw:modifiers="26973.0046543699 20431.4025286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2cm" svg:y="14.8cm">
          <text:p text:style-name="P1"><text:span text:style-name="T4">ここは左にむけて動いていくブロック</text:span></text:p>
          <draw:enhanced-geometry svg:viewBox="0 0 21600 21600" draw:text-areas="800 800 20800 20800" draw:type="round-rectangular-callout" draw:modifiers="26030.9601792794 -14252.4368907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19.2cm" svg:y="10cm">
          <text:p text:style-name="P1"><text:span text:style-name="T4">これは左はしまで行ったらはじめの場所にもどすブロック</text:span></text:p>
          <draw:enhanced-geometry svg:viewBox="0 0 21600 21600" draw:text-areas="800 800 20800 20800" draw:type="round-rectangular-callout" draw:modifiers="-4535.21806585071 21605.3986503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9.537cm" svg:height="9.353cm" svg:x="9.232cm" svg:y="7.447cm">
          <draw:image xlink:href="Pictures/1000020000000105000001004CC221342489E220.gif" xlink:type="simple" xlink:show="embed" xlink:actuate="onLoad">
            <text:p/>
          </draw:image>
        </draw:frame>
        <draw:frame draw:style-name="gr6" draw:text-style-name="P7" draw:layer="layout" svg:width="4.261cm" svg:height="4.261cm" svg:x="22.8cm" svg:y="16.139cm">
          <draw:image xlink:href="Pictures/10003207000010A6000010A67453B9094CF4430C.svg" xlink:type="simple" xlink:show="embed" xlink:actuate="onLoad">
            <text:p/>
          </draw:image>
          <draw:image xlink:href="Pictures/10000201000000A1000000A12A64B3CA01A17A6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4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939cm" svg:x="0.2cm" svg:y="1.678cm" presentation:class="title" presentation:user-transformed="true">
          <draw:text-box>
            <text:p><text:span text:style-name="T3">ジャンプするゲーム</text:span><text:span text:style-name="T3"><text:line-break/></text:span><text:span text:style-name="T3">〜ぼうしのブロック〜</text:span></text:p>
          </draw:text-box>
        </draw:frame>
        <draw:custom-shape draw:style-name="gr5" draw:text-style-name="P10" draw:layer="layout" svg:width="5.8cm" svg:height="3.4cm" svg:x="1.6cm" svg:y="6.4cm">
          <text:p text:style-name="P1"><text:span text:style-name="T4">これははじめの場所をきめるブロック</text:span></text:p>
          <draw:enhanced-geometry svg:viewBox="0 0 21600 21600" draw:text-areas="800 800 20800 20800" draw:type="round-rectangular-callout" draw:modifiers="28618.7898638166 15750.6615701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2.2cm" svg:y="13.6cm">
          <text:p text:style-name="P1"><text:span text:style-name="T4">ここは左にむけて動いていくブロック</text:span></text:p>
          <draw:enhanced-geometry svg:viewBox="0 0 21600 21600" draw:mirror-horizontal="false" draw:mirror-vertical="false" draw:text-areas="800 800 20800 20800" draw:type="round-rectangular-callout" draw:modifiers="26030.9601792794 -14252.4368907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19.8cm" svg:y="6.6cm">
          <text:p text:style-name="P1"><text:span text:style-name="T4">これは左はしまで行ったらはじめの場所にもどすブロック</text:span></text:p>
          <draw:enhanced-geometry svg:viewBox="0 0 21600 21600" draw:text-areas="800 800 20800 20800" draw:type="round-rectangular-callout" draw:modifiers="-11431.1325633511 32402.69932516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9.1cm" svg:height="13.355cm" svg:x="9.3cm" svg:y="6.525cm">
          <draw:image xlink:href="Pictures/1000020000000107000001828AD43F7A38A83D10.gif" xlink:type="simple" xlink:show="embed" xlink:actuate="onLoad">
            <text:p/>
          </draw:image>
        </draw:frame>
        <draw:custom-shape draw:style-name="gr4" draw:text-style-name="P10" draw:layer="layout" svg:width="5.8cm" svg:height="4cm" svg:x="20.395cm" svg:y="11.73cm">
          <text:p text:style-name="P1"><text:span text:style-name="T4">これはコウモリに当たったら得点をふやすブロック</text:span></text:p>
          <draw:enhanced-geometry svg:viewBox="0 0 21600 21600" draw:text-areas="800 800 20800 20800" draw:type="round-rectangular-callout" draw:modifiers="-10355.0422340976 23208.79780054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1.926cm" svg:height="3.395cm" svg:x="24cm" svg:y="16.605cm">
          <draw:image xlink:href="Pictures/100008040000078700000D4423D6F5910877703F.svg" xlink:type="simple" xlink:show="embed" xlink:actuate="onLoad">
            <text:p/>
          </draw:image>
          <draw:image xlink:href="Pictures/100002010000004900000080DCF2D00AD75C2E5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5" draw:style-name="dp1" draw:master-page-name="Question01_20_h1" presentation:presentation-page-layout-name="AL2T19">
        <office:forms form:automatic-focus="false" form:apply-design-mode="false"/>
        <draw:frame draw:style-name="gr3" draw:text-style-name="P7" draw:layer="layout" svg:width="5.994cm" svg:height="12.733cm" svg:x="21.199cm" svg:y="5.867cm">
          <draw:image xlink:href="Pictures/10000201000001B40000039E0449D1FB3988D3B3.png" xlink:type="simple" xlink:show="embed" xlink:actuate="onLoad">
            <text:p/>
          </draw:image>
        </draw:frame>
        <draw:frame draw:style-name="gr3" draw:text-style-name="P7" draw:layer="layout" svg:width="7.619cm" svg:height="8.995cm" svg:x="1.181cm" svg:y="6.005cm">
          <draw:image xlink:href="Pictures/10000201000001B0000001FEB2F3B058B663672D.png" xlink:type="simple" xlink:show="embed" xlink:actuate="onLoad">
            <text:p/>
          </draw:image>
        </draw:frame>
        <draw:frame presentation:style-name="pr6" draw:text-style-name="P6" draw:layer="layout" svg:width="24.2cm" svg:height="3.931cm" svg:x="0.2cm" svg:y="1.682cm" presentation:class="title" presentation:user-transformed="true">
          <draw:text-box>
            <text:p><text:span text:style-name="T3">変数（へんすう）ブロックの作り方</text:span></text:p>
          </draw:text-box>
        </draw:frame>
        <draw:custom-shape draw:style-name="gr7" draw:text-style-name="P11" draw:layer="layout" svg:width="5.8cm" svg:height="3.4cm" svg:x="9.4cm" svg:y="6.4cm">
          <text:p text:style-name="P1"><text:span text:style-name="T4">「変数」をクリックする</text:span></text:p>
          <draw:enhanced-geometry svg:viewBox="0 0 21600 21600" draw:text-areas="800 800 20800 20800" draw:type="round-rectangular-callout" draw:modifiers="-3991.58765730047 28624.2869744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9.06cm" svg:height="5.463cm" svg:x="6.2cm" svg:y="15cm">
          <draw:image xlink:href="Pictures/100002010000031C000001E05305AE1466D8D653.png" xlink:type="simple" xlink:show="embed" xlink:actuate="onLoad">
            <text:p/>
          </draw:image>
        </draw:frame>
        <draw:custom-shape draw:style-name="gr7" draw:text-style-name="P11" draw:layer="layout" svg:width="5.8cm" svg:height="3.4cm" svg:x="9.6cm" svg:y="10.8cm">
          <text:p text:style-name="P1"><text:span text:style-name="T4">変数の名前を入力する</text:span></text:p>
          <draw:enhanced-geometry svg:viewBox="0 0 21600 21600" draw:text-areas="800 800 20800 20800" draw:type="round-rectangular-callout" draw:modifiers="8299.67247026375 37420.5233754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5.999cm" svg:height="5.659cm" svg:x="15.401cm" svg:y="14.741cm">
          <text:p text:style-name="P1"><text:span text:style-name="T4">変数ブロックが出てくる。このブロックを使って変数をふやしたりへらしたりしよう！</text:span></text:p>
          <draw:enhanced-geometry svg:viewBox="0 0 21600 21600" draw:text-areas="800 800 20800 20800" draw:type="round-rectangular-callout" draw:modifiers="20041.2 -5205.37102473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7B261253CC51CA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3:29:52.337515050</dc:date>
    <meta:editing-duration>P8DT19H21M30S</meta:editing-duration>
    <meta:editing-cycles>1025</meta:editing-cycles>
    <meta:generator>LibreOffice/5.1.6.2$Linux_X86_64 LibreOffice_project/10m0$Build-2</meta:generator>
    <meta:print-date>2016-10-24T12:46:04.572328000</meta:print-date>
    <meta:document-statistic meta:object-count="106"/>
  </office:meta>
</office:document-meta>
</file>